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RHYTHMIC TUNES: Your Melodic Companion<text:s text:c="1"/></text:span></text:p>
          </draw:text-box>
          <svg:title/>
          <svg:desc/>
        </draw:frame>
        <draw:frame draw:id="id64" presentation:style-name="a363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4" draw:master-page-name="Master1-Layout2-obj-Title-and-Content" presentation:presentation-page-layout-name="Master1-PPL2" draw:id="Slide-257">
        <draw:frame draw:id="id65" presentation:style-name="a367" draw:name="Title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TEAM LEADER:C.KARTHIBAN</text:span></text:p>
          </draw:text-box>
          <svg:title/>
          <svg:desc/>
        </draw:frame>
        <draw:frame draw:id="id66" presentation:style-name="a374" draw:name="Content Placeholder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Karthibanajith74@gmail.com<text:s text:c="1"/>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</draw:page>
      <draw:page draw:name="Slide3" draw:style-name="a375" draw:master-page-name="Master1-Layout2-obj-Title-and-Content" presentation:presentation-page-layout-name="Master1-PPL2" draw:id="Slide-258">
        <draw:frame draw:id="id67" presentation:style-name="a378" draw:name="Title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Team Members<text:s text:c="1"/></text:span></text:p>
          </draw:text-box>
          <svg:title/>
          <svg:desc/>
        </draw:frame>
        <draw:frame draw:id="id68" presentation:style-name="a400" draw:name="Content Placeholder 2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M.NIVAS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nivasdharunm@gmail.com<text:s text:c="1"/>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M.KABILAN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kabil22255@gmail.com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<text:s text:c="1"/>M . NAVIN KUMAR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Navinkumarmrgac2024@gmail.co<text:s text:c="1"/>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</draw:page>
      <draw:page draw:name="Slide4" draw:style-name="a401" draw:master-page-name="Master1-Layout2-obj-Title-and-Content" presentation:presentation-page-layout-name="Master1-PPL2" draw:id="Slide-259">
        <draw:frame draw:id="id69" presentation:style-name="a404" draw:name="Titl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<text:s text:c="12"/>Introduction<text:s text:c="1"/></text:span></text:p>
          </draw:text-box>
          <svg:title/>
          <svg:desc/>
        </draw:frame>
        <draw:frame draw:id="id70" presentation:style-name="a420" draw:name="Content Placeholder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Rhythm is the heartbeat of music giving sound it’s pattern and flow.</text:span></text:p>
              </text:list-item>
            </text:list>
            <text:list text:style-name="a414">
              <text:list-item>
                <text:p text:style-name="a413" text:class-names="" text:cond-style-name=""><text:span text:style-name="a408" text:class-names="">“Rhythmic Tunes “ <text:s text:c="1"/></text:span><text:span text:style-name="a409" text:class-names="">focuss</text:span><text:span text:style-name="a410" text:class-names=""><text:s text:c="1"/>on how<text:s text:c="1"/></text:span><text:span text:style-name="a411" text:class-names="">beats,tempo,and</text:span><text:span text:style-name="a412" text:class-names=""><text:s text:c="1"/>patterns create harmony and influence emotions<text:s text:c="1"/></text:span></text:p>
              </text:list-item>
            </text:list>
            <text:list text:style-name="a419">
              <text:list-item>
                <text:p text:style-name="a418" text:class-names="" text:cond-style-name=""><text:span text:style-name="a415" text:class-names="">The project explores to role of rhythm it’s daily life,<text:s text:c="1"/></text:span><text:span text:style-name="a416" text:class-names="">culture,and</text:span><text:span text:style-name="a417" text:class-names=""><text:s text:c="1"/>well-being<text:s text:c="1"/></text:span></text:p>
              </text:list-item>
            </text:list>
          </draw:text-box>
          <svg:title/>
          <svg:desc/>
        </draw:frame>
      </draw:page>
      <draw:page draw:name="Slide5" draw:style-name="a421" draw:master-page-name="Master1-Layout2-obj-Title-and-Content" presentation:presentation-page-layout-name="Master1-PPL2" draw:id="Slide-260">
        <draw:frame draw:id="id71" presentation:style-name="a424" draw:name="Title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<text:s text:c="8"/>Project Overview<text:s text:c="1"/></text:span></text:p>
          </draw:text-box>
          <svg:title/>
          <svg:desc/>
        </draw:frame>
        <draw:frame draw:id="id72" presentation:style-name="a439" draw:name="Content Placeholder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The Rhythmic Tunes project is designed to study the impact of rhythm in music and life<text:s text:c="1"/>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It focuses on identifying rhythmic patterns in different genres of music culture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The project highlights how rhythm affect emotions,<text:s text:c="1"/></text:span><text:span text:style-name="a432" text:class-names="">concentration,and</text:span><text:span text:style-name="a433" text:class-names=""><text:s text:c="1"/>communication<text:s text:c="1"/>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The aim is to showcase the importance of rhythm as both a scientific and artistic elements<text:s text:c="1"/></text:span></text:p>
              </text:list-item>
            </text:list>
          </draw:text-box>
          <svg:title/>
          <svg:desc/>
        </draw:frame>
      </draw:page>
      <draw:page draw:name="Slide6" draw:style-name="a440" draw:master-page-name="Master1-Layout2-obj-Title-and-Content" presentation:presentation-page-layout-name="Master1-PPL2" draw:id="Slide-261">
        <draw:frame draw:id="id73" presentation:style-name="a443" draw:name="Title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1" text:class-names=""><text:s text:c="8"/>System Architecture</text:span></text:p>
          </draw:text-box>
          <svg:title/>
          <svg:desc/>
        </draw:frame>
        <draw:frame draw:id="id74" presentation:style-name="a486" draw:name="Content Placeholder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1.Input Layer<text:s text:c="1"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7" text:class-names="">Music tracks/sound samples Rhythm patterns (beats,<text:s text:c="1"/></text:span><text:span text:style-name="a448" text:class-names="">recognition,tempo</text:span><text:span text:style-name="a449" text:class-names=""><text:s text:c="2"/>analysis)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2.processing Layer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Rhythm classification (fast, slow,<text:s text:c="1"/></text:span><text:span text:style-name="a456" text:class-names="">treditional,modern</text:span><text:span text:style-name="a457" text:class-names="">)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Tools/software for editing or analysis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3.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utput Layer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raphs, visuals or sound demonstration final rhythmic composition/findings presentation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4.User Interaction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Audience listens, participate (clapping,<text:s text:c="1"/></text:span><text:span text:style-name="a476" text:class-names="">singing,or</text:span><text:span text:style-name="a477" text:class-names=""><text:s text:c="1"/>apps)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Feedback on how rhythms influence emotions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draw:page draw:name="Slide7" draw:style-name="a487" draw:master-page-name="Master1-Layout2-obj-Title-and-Content" presentation:presentation-page-layout-name="Master1-PPL2" draw:id="Slide-262">
        <draw:frame draw:id="id75" presentation:style-name="a490" draw:name="Title 1" svg:x="0.91667in" svg:y="0.39931in" svg:width="11.5in" svg:height="1.44965in" presentation:class="title" presentation:placeholder="false">
          <draw:text-box>
            <text:p text:style-name="a489" text:class-names="" text:cond-style-name=""><text:span text:style-name="a488" text:class-names=""><text:s text:c="7"/>Setup Instructions<text:s text:c="1"/></text:span></text:p>
          </draw:text-box>
          <svg:title/>
          <svg:desc/>
        </draw:frame>
        <draw:frame draw:id="id76" presentation:style-name="a535" draw:name="Content Placeholder 2" svg:x="0.91667in" svg:y="1.99653in" svg:width="11.5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1.Gather Materials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4" text:class-names="">Music tracks (different genres) Rhythm instrument (</text:span><text:span text:style-name="a495" text:class-names="">drums,tabla,claps,or</text:span><text:span text:style-name="a496" text:class-names=""><text:s text:c="1"/>digital apps)</text:span></text:p>
              </text:list-item>
            </text:list>
            <text:list text:style-name="a503">
              <text:list-item>
                <text:p text:style-name="a502" text:class-names="" text:cond-style-name=""><text:span text:style-name="a499" text:class-names="">Laptop/phone with audio editing or rhythm apps(</text:span><text:span text:style-name="a500" text:class-names="">e.g.Audacity,Garageband,fl</text:span><text:span text:style-name="a501" text:class-names=""><text:s text:c="1"/>studio, or simple metronome apps)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2.software Installation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Install a rhythm analysis or sound editing tools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0" text:class-names="">Configure audio input/output (speaker,<text:s text:c="1"/></text:span><text:span text:style-name="a511" text:class-names="">headphones,mic</text:span><text:span text:style-name="a512" text:class-names="">)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3.project Environment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Quiet room/classroom for rhythm testing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Speaker setup for clear sound Note book or digital observation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4.documention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Save audio samples, analysis<text:s text:c="1"/></text:span><text:span text:style-name="a528" text:class-names="">chats,and</text:span><text:span text:style-name="a529" text:class-names=""><text:s text:c="1"/>results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repare slides/notes for presentation<text:s text:c="1"/></text:span></text:p>
              </text:list-item>
            </text:list>
          </draw:text-box>
          <svg:title/>
          <svg:desc/>
        </draw:frame>
      </draw:page>
      <draw:page draw:name="Slide8" draw:style-name="a536" draw:master-page-name="Master1-Layout2-obj-Title-and-Content" presentation:presentation-page-layout-name="Master1-PPL2" draw:id="Slide-263">
        <draw:frame draw:id="id77" presentation:style-name="a539" draw:name="Title 1" svg:x="0.91667in" svg:y="0.39931in" svg:width="11.5in" svg:height="1.44965in" presentation:class="title" presentation:placeholder="false">
          <draw:text-box>
            <text:p text:style-name="a538" text:class-names="" text:cond-style-name=""><text:span text:style-name="a537" text:class-names=""><text:s text:c="11"/>Folder Structure<text:s text:c="1"/></text:span></text:p>
          </draw:text-box>
          <svg:title/>
          <svg:desc/>
        </draw:frame>
        <draw:frame draw:id="id78" presentation:style-name="a620" draw:name="Content Placeholder 2" svg:x="0.91667in" svg:y="1.99653in" svg:width="11.5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0" text:class-names="">Rhythmic _</text:span><text:span text:style-name="a541" text:class-names="">Tunes_project</text:span><text:span text:style-name="a542" text:class-names="">/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|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|_Documentation</text:span></text:p>
              </text:list-item>
            </text:list>
            <text:list text:style-name="a555">
              <text:list-item>
                <text:p text:style-name="a554" text:class-names="" text:cond-style-name=""><text:span text:style-name="a551" text:class-names="">| |___project-</text:span><text:span text:style-name="a552" text:class-names="">Report.docx</text:span><text:span text:style-name="a553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6" text:class-names="">| |___</text:span><text:span text:style-name="a557" text:class-names="">presentation.pptx</text:span><text:span text:style-name="a558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1" text:class-names="">| |___</text:span><text:span text:style-name="a562" text:class-names="">References.pdf</text:span><text:span text:style-name="a563" text:class-names="">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|----Data/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| |____music-samples/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| |____Classical/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| |____pop/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| |____Folk/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|---Rhythmic patterns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|______Results/</text:span></text:p>
              </text:list-item>
            </text:list>
            <text:list text:style-name="a591">
              <text:list-item>
                <text:p text:style-name="a590" text:class-names="" text:cond-style-name=""><text:span text:style-name="a587" text:class-names="">|. <text:s text:c="8"/>|___</text:span><text:span text:style-name="a588" text:class-names="">observations.txt</text:span><text:span text:style-name="a589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2" text:class-names="">|. <text:s text:c="9"/>|___Listener-</text:span><text:span text:style-name="a593" text:class-names="">Feedback.xlst</text:span><text:span text:style-name="a594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|. <text:s text:c="11"/>|___Final-</text:span><text:span text:style-name="a598" text:class-names="">Report.pdf</text:span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|_____Media/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4"/>|_____Images/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4"/>|_____videos/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5"/>|_____Audio-outputs/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9" draw:style-name="a621" draw:master-page-name="Master1-Layout2-obj-Title-and-Content" presentation:presentation-page-layout-name="Master1-PPL2" draw:id="Slide-264">
        <draw:frame draw:id="id79" presentation:style-name="a624" draw:name="Title 1" svg:x="0.91667in" svg:y="0.39931in" svg:width="11.5in" svg:height="1.44965in" presentation:class="title" presentation:placeholder="false">
          <draw:text-box>
            <text:p text:style-name="a623" text:class-names="" text:cond-style-name=""><text:span text:style-name="a622" text:class-names="">Running the Application <text:line-break/></text:span></text:p>
          </draw:text-box>
          <svg:title/>
          <svg:desc/>
        </draw:frame>
        <draw:frame draw:id="id80" presentation:style-name="a641" draw:name="Content Placeholder 2" svg:x="1.28106in" svg:y="1.49456in" svg:width="16.88561in" svg:height="11.16072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Start the setup (Launch the rhythm analysis/music app)</text:span></text:p>
              </text:list-item>
            </text:list>
            <text:list text:style-name="a632">
              <text:list-item>
                <text:p text:style-name="a631" text:class-names="" text:cond-style-name=""><text:span text:style-name="a628" text:class-names="">Load Music samples (</text:span><text:span text:style-name="a629" text:class-names="">classical,pop,folk,etc</text:span><text:span text:style-name="a630" text:class-names="">..)</text:span></text:p>
              </text:list-item>
            </text:list>
            <text:list text:style-name="a637">
              <text:list-item>
                <text:p text:style-name="a636" text:class-names="" text:cond-style-name=""><text:span text:style-name="a633" text:class-names="">Record findings (</text:span><text:span text:style-name="a634" text:class-names="">mood,focus</text:span><text:span text:style-name="a635" text:class-names="">, relaxation)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Output&amp; presentation (Export audio or visuals)</text:span></text:p>
              </text:list-item>
            </text:list>
          </draw:text-box>
          <svg:title/>
          <svg:desc/>
        </draw:frame>
      </draw:page>
      <draw:page draw:name="Slide10" draw:style-name="a642" draw:master-page-name="Master1-Layout2-obj-Title-and-Content" presentation:presentation-page-layout-name="Master1-PPL2" draw:id="Slide-265">
        <draw:frame draw:id="id81" presentation:style-name="a645" draw:name="Title 1" svg:x="0.91667in" svg:y="0.39931in" svg:width="11.5in" svg:height="1.44965in" presentation:class="title" presentation:placeholder="false">
          <draw:text-box>
            <text:p text:style-name="a644" text:class-names="" text:cond-style-name=""><text:span text:style-name="a643" text:class-names="">API Documentation<text:s text:c="1"/></text:span></text:p>
          </draw:text-box>
          <svg:title/>
          <svg:desc/>
        </draw:frame>
        <draw:frame draw:id="id82" presentation:style-name="a674" draw:name="Content Placeholder 2" svg:x="0.91667in" svg:y="1.99653in" svg:width="11.5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6" text:class-names=""><text:a xlink:href="Https://localhost:5000/api/vl/rhythmic" text:style-name="" text:visited-style-name="">Https://localhost:5000/api/vl/rhythmic</text:a></text:span><text:span text:style-name="a647" text:class-names=""><text:s text:c="1"/>-tunes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ost/uploaded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P3/.wav file/success message file ID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GET/export/{file _id}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{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“file_id”:”12345”,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“tempo”:”120 Bpm”,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“Pattern”:”4/4”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“mood<text:s text:c="1"/></text:span></text:p>
              </text:list-item>
            </text:list>
          </draw:text-box>
          <svg:title/>
          <svg:desc/>
        </draw:frame>
      </draw:page>
      <draw:page draw:name="Slide11" draw:style-name="a675" draw:master-page-name="Master1-Layout2-obj-Title-and-Content" presentation:presentation-page-layout-name="Master1-PPL2" draw:id="Slide-266">
        <draw:frame draw:id="id83" presentation:style-name="a678" draw:name="Title 1" svg:x="0.91667in" svg:y="0.39931in" svg:width="11.5in" svg:height="1.44965in" presentation:class="title" presentation:placeholder="false">
          <draw:text-box>
            <text:p text:style-name="a677" text:class-names="" text:cond-style-name=""><text:span text:style-name="a676" text:class-names="">Authentication<text:s text:c="1"/></text:span></text:p>
          </draw:text-box>
          <svg:title/>
          <svg:desc/>
        </draw:frame>
        <draw:frame draw:id="id84" presentation:style-name="a689" draw:name="Content Placeholder 2" svg:x="0.91667in" svg:y="1.99653in" svg:width="11.5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Users must log in with username and password to access the application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2" text:class-names="">Apl</text:span><text:span text:style-name="a683" text:class-names=""><text:s text:c="1"/>requests require an API key/Token for secure access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rotects project data, music samples and report’s<text:s text:c="1"/></text:span></text:p>
              </text:list-item>
            </text:list>
          </draw:text-box>
          <svg:title/>
          <svg:desc/>
        </draw:frame>
      </draw:page>
      <draw:page draw:name="Slide12" draw:style-name="a690" draw:master-page-name="Master1-Layout2-obj-Title-and-Content" presentation:presentation-page-layout-name="Master1-PPL2" draw:id="Slide-267">
        <draw:frame draw:id="id85" presentation:style-name="a693" draw:name="Title 1" svg:x="0.91667in" svg:y="0.39931in" svg:width="11.5in" svg:height="1.44965in" presentation:class="title" presentation:placeholder="false">
          <draw:text-box>
            <text:p text:style-name="a692" text:class-names="" text:cond-style-name=""><text:span text:style-name="a691" text:class-names="">Users Interface<text:s text:c="1"/></text:span></text:p>
          </draw:text-box>
          <svg:title/>
          <svg:desc/>
        </draw:frame>
        <draw:frame draw:id="id86" presentation:style-name="a712" draw:name="Content Placeholder 2" svg:x="0.91667in" svg:y="1.99653in" svg:width="11.5in" svg:height="2.91419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4" text:class-names="">Simple and user –</text:span><text:span text:style-name="a695" text:class-names="">frienddly</text:span><text:span text:style-name="a696" text:class-names=""><text:s text:c="1"/>dashboard 🎶</text:span></text:p>
              </text:list-item>
            </text:list>
            <text:list text:style-name="a703">
              <text:list-item>
                <text:p text:style-name="a702" text:class-names="" text:cond-style-name=""><text:span text:style-name="a699" text:class-names="">Options to uploaded music, analyze<text:s text:c="1"/></text:span><text:span text:style-name="a700" text:class-names="">Rhythm,and</text:span><text:span text:style-name="a701" text:class-names=""><text:s text:c="1"/>view results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4" text:class-names="">Visual Output:<text:s text:c="1"/></text:span><text:span text:style-name="a705" text:class-names="">waveforms,tempo</text:span><text:span text:style-name="a706" text:class-names=""><text:s text:c="1"/>graphs and beat patterns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3" draw:style-name="a713" draw:master-page-name="Master1-Layout2-obj-Title-and-Content" presentation:presentation-page-layout-name="Master1-PPL2" draw:id="Slide-268">
        <draw:frame draw:id="id87" presentation:style-name="a716" draw:name="Title 1" svg:x="0.91667in" svg:y="0.39931in" svg:width="11.5in" svg:height="1.44965in" presentation:class="title" presentation:placeholder="false">
          <draw:text-box>
            <text:p text:style-name="a715" text:class-names="" text:cond-style-name=""><text:span text:style-name="a714" text:class-names="">Testing<text:s text:c="1"/></text:span></text:p>
          </draw:text-box>
          <svg:title/>
          <svg:desc/>
        </draw:frame>
        <draw:frame draw:id="id88" presentation:style-name="a729" draw:name="Content Placeholder 2" svg:x="0.91667in" svg:y="1.99653in" svg:width="11.5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Verified music upload and rhythm analysis functions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Ensured correct results display in graphs and report’s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ested user interface for smooth navigation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Validated security with login and API authentication<text:s text:c="1"/></text:span></text:p>
              </text:list-item>
            </text:list>
          </draw:text-box>
          <svg:title/>
          <svg:desc/>
        </draw:frame>
      </draw:page>
      <draw:page draw:name="Slide14" draw:style-name="a730" draw:master-page-name="Master1-Layout2-obj-Title-and-Content" presentation:presentation-page-layout-name="Master1-PPL2" draw:id="Slide-269">
        <draw:frame draw:id="id89" presentation:style-name="a733" draw:name="Title 1" svg:x="0.91667in" svg:y="0.39931in" svg:width="11.5in" svg:height="1.44965in" presentation:class="title" presentation:placeholder="false">
          <draw:text-box>
            <text:p text:style-name="a732" text:class-names="" text:cond-style-name=""><text:span text:style-name="a731" text:class-names="">Know Issues</text:span></text:p>
          </draw:text-box>
          <svg:title/>
          <svg:desc/>
        </draw:frame>
        <draw:frame draw:id="id90" presentation:style-name="a750" draw:name="Content Placeholder 2" svg:x="0.91667in" svg:y="1.99653in" svg:width="11.5in" svg:height="2.8947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Beat detection may be inaccurate for noisy audio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37" text:class-names="">Limited support for some files formats(.</text:span><text:span text:style-name="a738" text:class-names="">aac</text:span><text:span text:style-name="a739" text:class-names="">,.</text:span><text:span text:style-name="a740" text:class-names="">ogg</text:span><text:span text:style-name="a741" text:class-names="">).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UI needs improvement for mobile devices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5" draw:style-name="a751" draw:master-page-name="Master1-Layout2-obj-Title-and-Content" presentation:presentation-page-layout-name="Master1-PPL2" draw:id="Slide-270">
        <draw:frame draw:id="id91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2" text:class-names="">Future Enhancement<text:s text:c="1"/></text:span></text:p>
          </draw:text-box>
          <svg:title/>
          <svg:desc/>
        </draw:frame>
        <draw:frame draw:id="id92" presentation:style-name="a776" draw:name="Content Placeholder 2" svg:x="0.91667in" svg:y="1.99653in" svg:width="11.5in" svg:height="3.57412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Integrated AT/ML to predict mood and recommend music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Mobile app version for easier access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1" text:class-names="">Enhanced UI with interactive<text:s text:c="1"/></text:span><text:span text:style-name="a762" text:class-names="">visvalizations</text:span><text:span text:style-name="a763" text:class-names="">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Clond</text:span><text:span text:style-name="a767" text:class-names=""><text:s text:c="1"/>storage for saving and sharing the rhythm, analysis report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6" draw:style-name="a777" draw:master-page-name="Master1-Layout2-obj-Title-and-Content" presentation:presentation-page-layout-name="Master1-PPL2" draw:id="Slide-271">
        <draw:frame draw:id="id93" presentation:style-name="a780" draw:name="Title 1" svg:x="0.91667in" svg:y="0.39931in" svg:width="11.5in" svg:height="1.44965in" presentation:class="title" presentation:placeholder="false">
          <draw:text-box>
            <text:p text:style-name="a779" text:class-names="" text:cond-style-name=""><text:span text:style-name="a778" text:class-names=""><text:s text:c="17"/>Thank you<text:s text:c="1"/></text:span></text:p>
          </draw:text-box>
          <svg:title/>
          <svg:desc/>
        </draw:frame>
        <draw:frame draw:id="id94" presentation:style-name="a791" draw:name="Content Placeholder 2" svg:x="0.91667in" svg:y="1.99653in" svg:width="11.5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Thank you for listening to the presentation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Your feedback and questions are most welcome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Contact:[TEAM LEADER:C .<text:s text:c="1"/></text:span><text:span text:style-name="a788" text:class-names="">KARTHIBAN karthibanajith74@gmail.com]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9/18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9/18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9/18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9/18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9/18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9/18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9/18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9/18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9/18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9/18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9/18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9/18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RHYTHMIC TUNES: Your Melodic Companion </dc:title>
    <meta:initial-creator>Karthiban C</meta:initial-creator>
    <dc:creator>Karthiban C</dc:creator>
    <meta:creation-date>2025-09-17T16:11:34Z</meta:creation-date>
    <dc:date>2025-09-18T16:51:44Z</dc:date>
    <meta:editing-cycles>6</meta:editing-cycles>
  </office:meta>
</office:document-meta>
</file>